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j!</text:p>
      <text:p text:style-name="Standard"/>
      <text:p text:style-name="Standard">Presentation av mig</text:p>
      <text:p text:style-name="Standard"/>
      <text:p text:style-name="Standard">Jag har lång erfarenhet från flera roller som ledde upp till att jag var ansvarig för planering och produktionssättning av en av nordens största internetbanker. Jag har även fungerat som coach och scrum master vid införandet av DevOps på en annan stor nordisk bank.</text:p>
      <text:p text:style-name="Standard"/>
      <text:p text:style-name="Standard">Senaste <text:s/>åren har jag arbetat som fullstack utvecklare men är nu återigen sugen på nya utmaningar som scrum master eller agile coach.</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ard Åberg</meta:initial-creator>
    <meta:creation-date>2022-08-09T14:46:24</meta:creation-date>
    <meta:generator>OpenOffice/4.1.13$Unix OpenOffice.org_project/4113m1$Build-9810</meta:generator>
    <meta:document-statistic meta:table-count="0" meta:image-count="0" meta:object-count="0" meta:page-count="1" meta:paragraph-count="4" meta:word-count="70" meta:character-count="421"/>
    <dc:date>2022-08-09T14:49:52</dc:date>
    <dc:creator>Rickard Åberg</dc:creator>
    <meta:editing-duration>PT3M28S</meta:editing-duration>
    <meta:editing-cycles>1</meta:editing-cycles>
  </office:meta>
</office:document-meta>
</file>